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letThread.run(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18">
            <text:p text:style-name="Table_20_Contents">118</text:p>
          </table:table-cell>
        </table:table-row>
        <table:table-row>
          <table:table-cell office:value-type="string">
            <text:p text:style-name="Table_20_Contents">CopletThread.init( String copletID , Map objectModel , Logger logger , Object [ ] loadedCoplet , ComponentManager manager , SourceResolver resolver , XPathProcessor 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